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2ac53e" officeooo:paragraph-rsid="002ac53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 style:list-style-name="L1">
      <style:paragraph-properties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fo:font-weight="normal" officeooo:rsid="0038c5fb" officeooo:paragraph-rsid="0038c5fb" style:letter-kerning="true" style:font-size-asian="12pt" style:font-weight-asian="normal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b6a45" officeooo:paragraph-rsid="002b6a45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2b6a4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38c5f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40051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00518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00518" style:font-weight-asian="bold" style:font-weight-complex="bold"/>
    </style:style>
    <style:style style:name="T1" style:family="text">
      <style:text-properties fo:font-weight="normal" officeooo:rsid="0010dfb6" style:letter-kerning="true" style:font-weight-asian="normal"/>
    </style:style>
    <style:style style:name="T2" style:family="text">
      <style:text-properties style:letter-kerning="true"/>
    </style:style>
    <style:style style:name="T3" style:family="text">
      <style:text-properties officeooo:rsid="0010dfb6" style:letter-kerning="true"/>
    </style:style>
    <style:style style:name="T4" style:family="text">
      <style:text-properties fo:font-weight="bold" officeooo:rsid="002ac53e" style:letter-kerning="true" style:font-weight-asian="bold" style:font-weight-complex="bold"/>
    </style:style>
    <style:style style:name="T5" style:family="text">
      <style:text-properties fo:font-weight="bold" officeooo:rsid="0010dfb6" style:letter-kerning="true" style:font-weight-asian="bold" style:font-weight-complex="bold"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38c5fb" style:font-weight-asian="bold" style:font-weight-complex="bold"/>
    </style:style>
    <style:style style:name="T9" style:family="text">
      <style:text-properties style:font-name="DejaVu Sans Condensed" fo:font-size="12pt" fo:font-weight="bold" officeooo:rsid="002b6a45" style:letter-kerning="true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d3e7" style:letter-kerning="true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2a2835" style:letter-kerning="true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33f411" style:letter-kerning="true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355a56" style:letter-kerning="true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3711d6" style:letter-kerning="true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38c5fb" style:letter-kerning="true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39a28c" style:letter-kerning="true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3c63d4" style:letter-kerning="true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3edd15" style:letter-kerning="true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normal" officeooo:rsid="0010dfb6" style:letter-kerning="true" style:font-size-asian="12pt" style:font-weight-asian="normal" style:font-size-complex="12pt"/>
    </style:style>
    <style:style style:name="T21" style:family="text">
      <style:text-properties style:font-name="DejaVu Sans Condensed" fo:font-size="12pt" fo:font-weight="normal" officeooo:rsid="002b6a45" style:letter-kerning="true" style:font-size-asian="12pt" style:font-weight-asian="normal" style:font-size-complex="12pt"/>
    </style:style>
    <style:style style:name="T22" style:family="text">
      <style:text-properties style:font-name="DejaVu Sans Condensed" fo:font-size="12pt" fo:font-weight="normal" officeooo:rsid="002ff591" style:letter-kerning="true" style:font-size-asian="12pt" style:font-weight-asian="normal" style:font-size-complex="12pt"/>
    </style:style>
    <style:style style:name="T23" style:family="text">
      <style:text-properties style:font-name="DejaVu Sans Condensed" fo:font-size="12pt" fo:font-weight="normal" officeooo:rsid="002ac53e" style:letter-kerning="true" style:font-size-asian="12pt" style:font-weight-asian="normal" style:font-size-complex="12pt" style:font-weight-complex="normal"/>
    </style:style>
    <style:style style:name="T24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/>
    </style:style>
    <style:style style:name="T25" style:family="text">
      <style:text-properties style:font-name="DejaVu Sans Condensed" fo:font-size="12pt" fo:font-weight="normal" officeooo:rsid="0038c5fb" style:letter-kerning="true" style:font-size-asian="12pt" style:font-weight-asian="normal" style:font-size-complex="12pt" style:font-weight-complex="bold"/>
    </style:style>
    <style:style style:name="T26" style:family="text">
      <style:text-properties style:font-name="DejaVu Sans Condensed" fo:font-size="12pt" fo:font-weight="normal" officeooo:rsid="003c63d4" style:letter-kerning="true" style:font-size-asian="12pt" style:font-weight-asian="normal" style:font-size-complex="12pt"/>
    </style:style>
    <style:style style:name="T27" style:family="text">
      <style:text-properties style:font-name="DejaVu Sans Condensed" fo:font-size="12pt" fo:font-weight="normal" officeooo:rsid="003d3d5f" style:letter-kerning="true" style:font-size-asian="12pt" style:font-weight-asian="normal" style:font-size-complex="12pt"/>
    </style:style>
    <style:style style:name="T28" style:family="text">
      <style:text-properties officeooo:rsid="0038c5fb" style:font-weight-complex="normal"/>
    </style:style>
    <style:style style:name="T2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3">1<text:span text:style-name="T29">xx</text:span> - Controls</text:p>
          </table:table-cell>
          <table:table-cell table:style-name="Table1.B1" office:value-type="string">
            <text:p text:style-name="P14">2xx - Ground</text:p>
          </table:table-cell>
          <table:table-cell table:style-name="Table1.B1" office:value-type="string">
            <text:p text:style-name="P14">3xx - Flight</text:p>
          </table:table-cell>
          <table:table-cell table:style-name="Table1.B1" office:value-type="string">
            <text:p text:style-name="P14">4xx - A2A</text:p>
          </table:table-cell>
          <table:table-cell table:style-name="Table1.E1" office:value-type="string">
            <text:p text:style-name="P14">5xx - A2G</text:p>
          </table:table-cell>
          <table:table-cell table:style-name="Table1.F1" office:value-type="string">
            <text:p text:style-name="P14">6xx - Misc</text:p>
          </table:table-cell>
        </table:table-row>
      </table:table>
      <text:p text:style-name="P12"><text:span text:style-name="T13">5</text:span><text:span text:style-name="T14">0</text:span><text:span text:style-name="T19">6</text:span><text:span text:style-name="T10"> - </text:span><text:span text:style-name="T12">A/G - </text:span><text:span text:style-name="T11">RB </text:span><text:span text:style-name="T15">05 </text:span><text:span text:style-name="T17">MCLOS</text:span><text:span text:style-name="T15"> missile</text:span></text:p>
      <text:p text:style-name="P2"/>
      <text:p text:style-name="P1">Before attack:</text:p>
      <text:list xml:id="list2928742432" text:style-name="L1">
        <text:list-item>
          <text:p text:style-name="P5"><text:span text:style-name="T23">Set </text:span><text:span text:style-name="T16">Weapon Selector</text:span><text:span text:style-name="T20"> dial </text:span><text:span text:style-name="T24">depending on attack profile:</text:span></text:p>
          <text:list>
            <text:list-item>
              <text:p text:style-name="P5"><text:span text:style-name="T15">MARK DYK</text:span><text:span text:style-name="T25"> for ground targets, detonates on impact.</text:span></text:p>
            </text:list-item>
            <text:list-item>
              <text:p text:style-name="P6"><text:span text:style-name="T6">SJO PLAN</text:span> for naval targets, detonates after short delay.</text:p>
            </text:list-item>
            <text:list-item>
              <text:p text:style-name="P6"><text:span text:style-name="T6">LUFT RR</text:span> for air targets, detonates when within 6 m of target.</text:p>
            </text:list-item>
          </text:list>
        </text:list-item>
        <text:list-item>
          <text:p text:style-name="P7">Missile range approx <text:span text:style-name="T7">1</text:span><text:span text:style-name="T8">0</text:span><text:span text:style-name="T7"> km</text:span><text:span text:style-name="T28">, battery life is </text:span><text:span text:style-name="T8">40 seconds from Trigger Unsafe</text:span><text:span text:style-name="T28">.</text:span></text:p>
        </text:list-item>
      </text:list>
      <text:p text:style-name="P4"/>
      <text:p text:style-name="P3"><text:span text:style-name="T3">O</text:span><text:span text:style-name="T2">n attack run toward target waypoint:</text:span></text:p>
      <text:list xml:id="list140350247072387" text:continue-list="list2928742432" text:style-name="L1">
        <text:list-item text:start-value="1">
          <text:p text:style-name="P8"><text:span text:style-name="T1">Set </text:span><text:span text:style-name="T5">Master Mode</text:span><text:span text:style-name="T1"> dial to </text:span><text:span text:style-name="T4">ANF</text:span><text:span text:style-name="T1">.</text:span></text:p>
        </text:list-item>
        <text:list-item>
          <text:p text:style-name="P9"><text:span text:style-name="T24">When 10 away, s</text:span><text:span text:style-name="T21">et </text:span><text:span text:style-name="T9">Trigger Unsafe</text:span><text:span text:style-name="T21"> (hold </text:span><text:span text:style-name="T22">T</text:span><text:span text:style-name="T21">rigger 1st stage, or press </text:span><text:span text:style-name="T22">F</text:span><text:span text:style-name="T21">lip-down trigger).</text:span></text:p>
        </text:list-item>
      </text:list>
      <text:list text:style-name="L2">
        <text:list-item>
          <text:list>
            <text:list-item>
              <text:p text:style-name="P11"><text:span text:style-name="T15">IMPORTANT</text:span><text:span text:style-name="T24">: Missile battery </text:span><text:span text:style-name="T15">lasts only 40 seconds</text:span><text:span text:style-name="T24"> starting when Trigger Unsafe is pressed.</text:span></text:p>
            </text:list-item>
          </text:list>
        </text:list-item>
      </text:list>
      <text:list xml:id="list140349339864941" text:continue-list="list140350247072387" text:style-name="L1">
        <text:list-item>
          <text:p text:style-name="P10"><text:span text:style-name="T21">P</text:span><text:span text:style-name="T24">ress </text:span><text:span text:style-name="T15">Trigger 2nd stage</text:span><text:span text:style-name="T24"> to fire.</text:span></text:p>
        </text:list-item>
        <text:list-item>
          <text:p text:style-name="P10"><text:span text:style-name="T24">Guide missile visually with </text:span><text:span text:style-name="T15">RB 05 stick pitch up/down/left/right</text:span><text:span text:style-name="T24"> </text:span><text:span text:style-name="T26">(</text:span><text:span text:style-name="T18">Dish Hat up/down/left/right</text:span><text:span text:style-name="T26">, or </text:span><text:span text:style-name="T18">Dish Hat press and hold</text:span><text:span text:style-name="T26"> to make main </text:span><text:span text:style-name="T27">flight</text:span><text:span text:style-name="T26"> stick steer the missile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27T14:03:48.896000000</dc:date>
    <meta:editing-duration>PT3H9M</meta:editing-duration>
    <meta:editing-cycles>3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19" meta:word-count="159" meta:character-count="862" meta:non-whitespace-character-count="732"/>
  </office:meta>
</office:document-meta>
</file>